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>
        <style:tab-stops>
          <style:tab-stop style:position="0.00pt"/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  <style:style style:name="P3" style:family="paragraph">
      <style:paragraph-properties fo:line-height="100.00%" fo:text-align="left">
        <style:tab-stops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  <style:style style:name="P4" style:family="paragraph">
      <style:paragraph-properties fo:line-height="100.00%" fo:text-align="center">
        <style:tab-stops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  <style:style style:name="P5" style:family="paragraph">
      <style:paragraph-properties fo:line-height="100.00%" fo:text-align="left">
        <style:tab-stops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  <style:style style:name="P6" style:family="paragraph">
      <style:paragraph-properties fo:line-height="100.00%" fo:text-align="left">
        <style:tab-stops>
          <style:tab-stop style:position="0.00pt"/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  <style:style style:name="P7" style:family="paragraph">
      <style:paragraph-properties fo:line-height="100.00%" fo:text-align="left">
        <style:tab-stops>
          <style:tab-stop style:position="0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5.75pt"/>
          <style:tab-stop style:position="838824.80pt"/>
          <style:tab-stop style:position="838842.80pt"/>
        </style:tab-stops>
      </style:paragraph-properties>
    </style:style>
    <style:style style:name="P8" style:family="paragraph">
      <style:paragraph-properties fo:line-height="100.00%" fo:text-align="left">
        <style:tab-stops>
          <style:tab-stop style:position="0.00pt"/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>
        <style:tab-stops>
          <style:tab-stop style:position="-36.00pt"/>
          <style:tab-stop style:position="0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59.75pt"/>
          <style:tab-stop style:position="838788.80pt"/>
          <style:tab-stop style:position="838806.80pt"/>
        </style:tab-stops>
      </style:paragraph-properties>
    </style:style>
    <style:style style:name="P10" style:family="paragraph">
      <style:paragraph-properties fo:line-height="100.00%" fo:text-align="left">
        <style:tab-stops>
          <style:tab-stop style:position="-36.00pt"/>
          <style:tab-stop style:position="0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3.75pt"/>
          <style:tab-stop style:position="838752.80pt"/>
          <style:tab-stop style:position="838770.80pt"/>
          <style:tab-stop style:position="838788.80pt"/>
        </style:tab-stops>
      </style:paragraph-properties>
    </style:style>
    <style:style style:name="P11" style:family="paragraph">
      <style:paragraph-properties fo:line-height="100.00%" fo:text-align="left">
        <style:tab-stops>
          <style:tab-stop style:position="0.00pt"/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>
        <style:tab-stops>
          <style:tab-stop style:position="-36.00pt"/>
          <style:tab-stop style:position="0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3.75pt"/>
          <style:tab-stop style:position="838752.80pt"/>
          <style:tab-stop style:position="838770.80pt"/>
          <style:tab-stop style:position="838788.80pt"/>
        </style:tab-stops>
      </style:paragraph-properties>
    </style:style>
    <style:style style:name="P13" style:family="paragraph">
      <style:paragraph-properties fo:line-height="100.00%" fo:text-align="left">
        <style:tab-stops>
          <style:tab-stop style:position="0.00pt"/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>
        <style:tab-stops>
          <style:tab-stop style:position="-36.00pt"/>
          <style:tab-stop style:position="0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3.75pt"/>
          <style:tab-stop style:position="838752.80pt"/>
          <style:tab-stop style:position="838770.80pt"/>
          <style:tab-stop style:position="838788.80pt"/>
        </style:tab-stops>
      </style:paragraph-properties>
    </style:style>
    <style:style style:name="P15" style:family="paragraph">
      <style:paragraph-properties fo:line-height="100.00%" fo:text-align="left">
        <style:tab-stops>
          <style:tab-stop style:position="0.00pt"/>
          <style:tab-stop style:position="18.00pt"/>
          <style:tab-stop style:position="36.00pt"/>
          <style:tab-stop style:position="72.00pt"/>
          <style:tab-stop style:position="108.00pt"/>
          <style:tab-stop style:position="144.00pt"/>
          <style:tab-stop style:position="180.00pt"/>
          <style:tab-stop style:position="216.00pt"/>
          <style:tab-stop style:position="252.00pt"/>
          <style:tab-stop style:position="288.00pt"/>
          <style:tab-stop style:position="324.00pt"/>
          <style:tab-stop style:position="360.00pt"/>
          <style:tab-stop style:position="396.00pt"/>
          <style:tab-stop style:position="431.75pt"/>
        </style:tab-stops>
      </style:paragraph-properties>
    </style:style>
  </office:automatic-styles>
  <office:body>
    <office:text>
      <text:p text:style-name="P1"><text:span text:style-name="T1"/></text:p>
      <text:p text:style-name="P2"><text:span text:style-name="T2">JOHN S. HARRISON</text:span></text:p>
      <text:p text:style-name="P2"><text:span text:style-name="T3">1111 Vine Street | West Newton, PA 15089</text:span></text:p>
      <text:p text:style-name="P2"><text:span text:style-name="T3">(724) 396-7709 |<text:s text:c="2"/>jshar15089@gmail.com | LinkedIn:<text:s/></text:span><text:a xlink:href="http://www.linkedin.com/in/jharrisons"><text:span text:style-name="T5">www.linkedin.com/in/jharrisons</text:span></text:a><text:span text:style-name="T6"><text:s/></text:span></text:p>
      <text:p text:style-name="P2"><text:span text:style-name="T7"/></text:p>
      <text:p text:style-name="P3"><text:span text:style-name="T8"><text:s/></text:span></text:p>
      <text:p text:style-name="P4"><text:span text:style-name="T9">SOFTWARE ENGINEER </text:span></text:p>
      <text:p text:style-name="P5"><text:span text:style-name="T10"/></text:p>
      <text:p text:style-name="P6"><text:span text:style-name="T11">Technical Skills</text:span></text:p>
      <text:p text:style-name="P6"><text:span text:style-name="T12"/></text:p>
      <text:p text:style-name="P7"><text:span text:style-name="T13">JavaScript, HTML, CSS, React, APIs, MongoDB, Postman</text:span></text:p>
      <text:p text:style-name="P8"><text:span text:style-name="T14"/></text:p>
      <text:p text:style-name="P8"><text:span text:style-name="T15">Education</text:span></text:p>
      <text:p text:style-name="P8"><text:span text:style-name="T16"/></text:p>
      <text:p text:style-name="P8"><text:span text:style-name="T17">Per Scholas | Pittsburgh, PA<text:s text:c="64"/>May 2022 to Sept 2022<text:s text:c="2"/></text:span></text:p>
      <text:p text:style-name="P8"><text:span text:style-name="T17">Software Engineer</text:span></text:p>
      <text:p text:style-name="P8"><text:span text:style-name="T17">15 week full time coding boot camp outlining all the skills required for front and back end development.</text:span></text:p>
      <text:p text:style-name="P8"><text:span text:style-name="T18"/></text:p>
      <text:p text:style-name="P8"><text:span text:style-name="T19"><text:s/></text:span></text:p>
      <text:p text:style-name="P8"><text:span text:style-name="T20">Work Experience </text:span></text:p>
      <text:p text:style-name="P8"><text:span text:style-name="T21"/></text:p>
      <text:p text:style-name="P8"><text:span text:style-name="T22">Basic Carbide Corporation | Buena Vista, PA<text:s text:c="39"/>July 2018 to May 2022<text:s text:c="3"/></text:span></text:p>
      <text:list text:style-name="L9">
        <text:list-item>
          <text:p text:style-name="P9"><text:span text:style-name="T22">Wrote lathe programs using G code </text:span></text:p>
        </text:list-item>
        <text:list-item>
          <text:p text:style-name="P9"><text:span text:style-name="T22">Mentored new hires</text:span></text:p>
        </text:list-item>
        <text:list-item>
          <text:p text:style-name="P10"><text:span text:style-name="T22">Assured finished product maintains customer specified measurement tolerance and follows ISO 9001 quality guidelines.</text:span></text:p>
        </text:list-item>
        <text:list-item>
          <text:p text:style-name="P10"><text:span text:style-name="T22">Operated multiple machines through the formation of each part including, but not limited to, CNC lathes, saws, and surface grinders.</text:span></text:p>
        </text:list-item>
      </text:list>
      <text:p text:style-name="P11"><text:span text:style-name="T23"/></text:p>
      <text:p text:style-name="P11"><text:span text:style-name="T23"/></text:p>
      <text:p text:style-name="P11"><text:span text:style-name="T24">Smithton Truck Stop | Smithton, PA<text:s text:c="42"/>January 2016 to October 2017</text:span></text:p>
      <text:list text:style-name="L12">
        <text:list-item>
          <text:p text:style-name="P12"><text:span text:style-name="T24">Shift Supervisor</text:span></text:p>
        </text:list-item>
        <text:list-item>
          <text:p text:style-name="P12"><text:span text:style-name="T24">Oversaw duties and time management of employees. </text:span></text:p>
        </text:list-item>
        <text:list-item>
          <text:p text:style-name="P12"><text:span text:style-name="T24">Managed and reconciled inventory. </text:span></text:p>
        </text:list-item>
        <text:list-item>
          <text:p text:style-name="P12"><text:span text:style-name="T24">Performed cash receipt and end-of-day resolutions.</text:span></text:p>
        </text:list-item>
      </text:list>
      <text:p text:style-name="P13"><text:span text:style-name="T24"><text:s/></text:span></text:p>
      <text:p text:style-name="P13"><text:span text:style-name="T25"/></text:p>
      <text:p text:style-name="P13"><text:span text:style-name="T26">Brass Saddle Restaurant| Smithton, PA<text:s text:c="43"/>April 2014 to January 2016</text:span></text:p>
      <text:p text:style-name="P13"><text:span text:style-name="T26">Duties: </text:span></text:p>
      <text:list text:style-name="L14">
        <text:list-item>
          <text:p text:style-name="P14"><text:span text:style-name="T26">Handled and logged large quantities of money.</text:span></text:p>
        </text:list-item>
        <text:list-item>
          <text:p text:style-name="P14"><text:span text:style-name="T26">Provided high quality customer satisfaction.</text:span></text:p>
        </text:list-item>
      </text:list>
      <text:p text:style-name="P15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